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0.519cm" fo:min-width="2.806cm" draw:shadow="visible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0.56cm" fo:min-width="2.806cm" draw:shadow="visible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0.561cm" fo:min-width="2.806cm" draw:shadow="visible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519cm" fo:min-width="3.817cm" draw:shadow="visible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0.56cm" fo:min-width="3.817cm" draw:shadow="visible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b2b2b2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6cm" svg:height="0.769cm" svg:x="1.007cm" svg:y="4.683cm">
          <text:p text:style-name="P1"><text:span text:style-name="T1">. (estructur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06cm" svg:height="0.81cm" svg:x="1.007cm" svg:y="5.452cm">
          <text:p text:style-name="P1"><text:span text:style-name="T1">Rot(p1,0,1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3.306cm" svg:height="0.811cm" svg:x="1cm" svg:y="6.22cm">
          <text:p text:style-name="P1"><text:span text:style-name="T1">. (rot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306cm" svg:height="0.769cm" svg:x="5.695cm" svg:y="1.827cm">
          <text:p text:style-name="P1"><text:span text:style-name="T1">Tra(0,-0.05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06cm" svg:height="0.81cm" svg:x="5.695cm" svg:y="2.596cm">
          <text:p text:style-name="P1"><text:span text:style-name="T1">Esc(1.2,0.1,1.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306cm" svg:height="0.811cm" svg:x="5.688cm" svg:y="3.364cm">
          <text:p text:style-name="P1"><text:span text:style-name="T2">Suelo (Mall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306cm" svg:height="0.811cm" svg:x="5.688cm" svg:y="4.126cm">
          <text:p text:style-name="P1"><text:span text:style-name="T1">Esc(1,2.2,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306cm" svg:height="0.811cm" svg:x="5.688cm" svg:y="4.888cm">
          <text:p text:style-name="P1"><text:span text:style-name="T1">Tra(0,4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306cm" svg:height="0.811cm" svg:x="5.688cm" svg:y="5.65cm">
          <text:p text:style-name="P1"><text:span text:style-name="T2">Carpa (Mall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3.306cm" svg:height="0.769cm" svg:x="5.695cm" svg:y="8.431cm">
          <text:p text:style-name="P1"><text:span text:style-name="T1">. (b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3.306cm" svg:height="0.81cm" svg:x="5.695cm" svg:y="9.2cm">
          <text:p text:style-name="P1"><text:span text:style-name="T1">. (column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306cm" svg:height="0.811cm" svg:x="5.688cm" svg:y="9.968cm">
          <text:p text:style-name="P1"><text:span text:style-name="T1">Tra(0,0.7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302cm" svg:height="0.806cm" svg:x="1.011cm" svg:y="3.921cm">
          <draw:text-box>
            <text:p><text:span text:style-name="T3">Tiovivo</text:span></text:p>
          </draw:text-box>
        </draw:frame>
        <draw:frame draw:style-name="gr4" draw:text-style-name="P4" draw:layer="layout" svg:width="3.302cm" svg:height="0.806cm" svg:x="5.699cm" svg:y="1cm">
          <draw:text-box>
            <text:p><text:span text:style-name="T3">Estructura</text:span></text:p>
          </draw:text-box>
        </draw:frame>
        <draw:frame draw:style-name="gr4" draw:text-style-name="P4" draw:layer="layout" svg:width="3.302cm" svg:height="0.806cm" svg:x="5.699cm" svg:y="7.56cm">
          <draw:text-box>
            <text:p><text:span text:style-name="T3">Rotor</text:span></text:p>
          </draw:text-box>
        </draw:frame>
        <draw:custom-shape draw:style-name="gr1" draw:text-style-name="P2" xml:id="id8" draw:id="id8" draw:layer="layout" svg:width="3.306cm" svg:height="0.769cm" svg:x="5.695cm" svg:y="10.772cm">
          <text:p text:style-name="P1"><text:span text:style-name="T1">. (b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.306cm" svg:height="0.769cm" svg:x="10.906cm" svg:y="14.661cm">
          <text:p text:style-name="P1"><text:span text:style-name="T1">Esc(1,0.05,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6cm" svg:height="0.81cm" svg:x="10.906cm" svg:y="15.43cm">
          <text:p text:style-name="P1"><text:span text:style-name="T2">Cilindro (Mall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302cm" svg:height="0.806cm" svg:x="10.906cm" svg:y="13.783cm">
          <draw:text-box>
            <text:p><text:span text:style-name="T3">Base</text:span></text:p>
          </draw:text-box>
        </draw:frame>
        <draw:custom-shape draw:style-name="gr1" draw:text-style-name="P2" xml:id="id7" draw:id="id7" draw:layer="layout" svg:width="3.306cm" svg:height="0.769cm" svg:x="11.552cm" svg:y="3.014cm">
          <text:p text:style-name="P1"><text:span text:style-name="T1">. (column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06cm" svg:height="0.81cm" svg:x="11.552cm" svg:y="3.783cm">
          <text:p text:style-name="P1"><text:span text:style-name="T1">Tra(0,0,0.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3.306cm" svg:height="0.811cm" svg:x="11.545cm" svg:y="4.551cm">
          <text:p text:style-name="P1"><text:span text:style-name="T1">. (pos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302cm" svg:height="0.806cm" svg:x="11.556cm" svg:y="2.143cm">
          <draw:text-box>
            <text:p><text:span text:style-name="T3">Columnas</text:span></text:p>
          </draw:text-box>
        </draw:frame>
        <draw:custom-shape draw:style-name="gr1" draw:text-style-name="P2" draw:layer="layout" svg:width="3.306cm" svg:height="0.769cm" svg:x="11.552cm" svg:y="5.355cm">
          <text:p text:style-name="P1"><text:span text:style-name="T1">Tra(0,0,-0.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3.306cm" svg:height="0.769cm" svg:x="11.545cm" svg:y="6.08cm">
          <text:p text:style-name="P1"><text:span text:style-name="T1">. (pos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06cm" svg:height="0.769cm" svg:x="11.545cm" svg:y="6.835cm">
          <text:p text:style-name="P1"><text:span text:style-name="T1">Tra(0.34,0,0.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3.306cm" svg:height="0.769cm" svg:x="11.541cm" svg:y="7.597cm">
          <text:p text:style-name="P1"><text:span text:style-name="T1">. (pos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06cm" svg:height="0.769cm" svg:x="11.549cm" svg:y="8.366cm">
          <text:p text:style-name="P1"><text:span text:style-name="T1">Tra(0,0,-0.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3.306cm" svg:height="0.769cm" svg:x="11.545cm" svg:y="9.128cm">
          <text:p text:style-name="P1"><text:span text:style-name="T1">. (pos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06cm" svg:height="0.769cm" svg:x="11.549cm" svg:y="9.883cm">
          <text:p text:style-name="P1"><text:span text:style-name="T1">Tra(0,-68,0.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3.306cm" svg:height="0.769cm" svg:x="11.545cm" svg:y="10.645cm">
          <text:p text:style-name="P1"><text:span text:style-name="T1">. (pos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06cm" svg:height="0.769cm" svg:x="11.549cm" svg:y="11.407cm">
          <text:p text:style-name="P1"><text:span text:style-name="T1">Tra(0,0,-0.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3.306cm" svg:height="0.769cm" svg:x="11.545cm" svg:y="12.169cm">
          <text:p text:style-name="P1"><text:span text:style-name="T1">. (pos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0" draw:id="id10" draw:layer="layout" svg:width="4.317cm" svg:height="0.769cm" svg:x="17.134cm" svg:y="6.993cm">
          <text:p text:style-name="P1"><text:span text:style-name="T1">. (column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4.317cm" svg:height="0.81cm" svg:x="17.134cm" svg:y="7.762cm">
          <text:p text:style-name="P1"><text:span text:style-name="T1">Tra(0,pn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302cm" svg:height="0.806cm" svg:x="17.133cm" svg:y="6.115cm">
          <draw:text-box>
            <text:p><text:span text:style-name="T3">Poste</text:span></text:p>
          </draw:text-box>
        </draw:frame>
        <draw:custom-shape draw:style-name="gr6" draw:text-style-name="P2" draw:layer="layout" svg:width="4.317cm" svg:height="0.81cm" svg:x="17.129cm" svg:y="8.572cm">
          <text:p text:style-name="P1"><text:span text:style-name="T1">Esc(0.08,0.08.0,0.0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4.317cm" svg:height="0.81cm" svg:x="17.134cm" svg:y="9.334cm">
          <text:p text:style-name="P1"><text:span text:style-name="T1">Rot(pn,0,1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317cm" svg:height="0.81cm" svg:x="17.133cm" svg:y="10.096cm">
          <text:p text:style-name="P1"><text:span text:style-name="T2">Caballito (Mall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3.306cm" svg:height="0.769cm" svg:x="22.84cm" svg:y="3.478cm">
          <text:p text:style-name="P1"><text:span text:style-name="T1">Tra(0,0.35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06cm" svg:height="0.81cm" svg:x="22.84cm" svg:y="4.247cm">
          <text:p text:style-name="P1"><text:span text:style-name="T1">Esc(.03,.7,.0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306cm" svg:height="0.811cm" svg:x="22.833cm" svg:y="5.015cm">
          <text:p text:style-name="P1"><text:span text:style-name="T2">Cilindro (Mall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302cm" svg:height="0.806cm" svg:x="22.844cm" svg:y="2.607cm">
          <draw:text-box>
            <text:p><text:span text:style-name="T3">Columna</text:span></text:p>
          </draw:text-box>
        </draw:frame>
        <draw:connector draw:style-name="gr7" draw:text-style-name="P5" draw:layer="layout" draw:type="curve" svg:x1="4.313cm" svg:y1="5.067cm" svg:x2="5.695cm" svg:y2="2.211cm" draw:start-shape="id1" draw:start-glue-point="1" draw:end-shape="id2" draw:end-glue-point="3" svg:d="M4313 5067c1186 0 496-2856 1382-2856" svg:viewBox="0 0 1383 2857">
          <text:p/>
        </draw:connector>
        <draw:connector draw:style-name="gr7" draw:text-style-name="P5" draw:layer="layout" draw:type="curve" svg:x1="4.306cm" svg:y1="6.625cm" svg:x2="5.695cm" svg:y2="8.815cm" draw:start-shape="id3" draw:start-glue-point="1" draw:end-shape="id4" draw:end-glue-point="3" svg:d="M4306 6625c1192 0 498 2190 1389 2190" svg:viewBox="0 0 1390 2191">
          <text:p/>
        </draw:connector>
        <draw:connector draw:style-name="gr7" draw:text-style-name="P5" draw:layer="layout" draw:type="curve" svg:x1="9.001cm" svg:y1="8.815cm" svg:x2="10.906cm" svg:y2="15.045cm" draw:start-shape="id4" draw:start-glue-point="1" draw:end-shape="id5" draw:end-glue-point="3" svg:d="M9001 8815c1579 0 627 6230 1905 6230" svg:viewBox="0 0 1906 6231">
          <text:p/>
        </draw:connector>
        <draw:connector draw:style-name="gr7" draw:text-style-name="P5" draw:layer="layout" draw:type="curve" svg:x1="9.001cm" svg:y1="9.605cm" svg:x2="11.552cm" svg:y2="3.398cm" draw:start-shape="id6" draw:start-glue-point="1" draw:end-shape="id7" draw:end-glue-point="3" svg:d="M9001 9605c2064 0 789-6207 2551-6207" svg:viewBox="0 0 2552 6208">
          <text:p/>
        </draw:connector>
        <draw:connector draw:style-name="gr7" draw:text-style-name="P5" draw:layer="layout" draw:type="curve" svg:x1="9.001cm" svg:y1="11.156cm" svg:x2="10.906cm" svg:y2="15.045cm" draw:start-shape="id8" draw:start-glue-point="1" draw:end-shape="id5" draw:end-glue-point="3" svg:d="M9001 11156c1579 0 627 3889 1905 3889" svg:viewBox="0 0 1906 3890">
          <text:p/>
        </draw:connector>
        <draw:connector draw:style-name="gr7" draw:text-style-name="P5" draw:layer="layout" draw:type="curve" svg:x1="14.851cm" svg:y1="4.956cm" svg:x2="17.134cm" svg:y2="7.377cm" draw:start-shape="id9" draw:start-glue-point="1" draw:end-shape="id10" draw:end-glue-point="3" svg:d="M14851 4956c1861 0 720 2421 2283 2421" svg:viewBox="0 0 2284 2422">
          <text:p/>
        </draw:connector>
        <draw:connector draw:style-name="gr7" draw:text-style-name="P5" draw:layer="layout" draw:type="curve" svg:x1="14.851cm" svg:y1="6.464cm" svg:x2="17.134cm" svg:y2="7.377cm" draw:start-shape="id11" draw:start-glue-point="1" draw:end-shape="id10" draw:end-glue-point="3" svg:d="M14851 6464c1861 0 720 913 2283 913" svg:viewBox="0 0 2284 914">
          <text:p/>
        </draw:connector>
        <draw:connector draw:style-name="gr7" draw:text-style-name="P5" draw:layer="layout" draw:type="curve" svg:x1="14.847cm" svg:y1="7.981cm" svg:x2="17.134cm" svg:y2="7.377cm" draw:start-shape="id12" draw:start-glue-point="1" draw:end-shape="id10" draw:end-glue-point="3" svg:d="M14847 7981c1864 0 721-604 2287-604" svg:viewBox="0 0 2288 605">
          <text:p/>
        </draw:connector>
        <draw:connector draw:style-name="gr7" draw:text-style-name="P5" draw:layer="layout" draw:type="curve" svg:x1="14.851cm" svg:y1="9.512cm" svg:x2="17.134cm" svg:y2="7.377cm" draw:start-shape="id13" draw:start-glue-point="1" draw:end-shape="id10" draw:end-glue-point="3" svg:d="M14851 9512c1861 0 720-2135 2283-2135" svg:viewBox="0 0 2284 2136">
          <text:p/>
        </draw:connector>
        <draw:connector draw:style-name="gr7" draw:text-style-name="P5" draw:layer="layout" draw:type="curve" svg:x1="14.851cm" svg:y1="11.029cm" svg:x2="17.134cm" svg:y2="7.377cm" draw:start-shape="id14" draw:start-glue-point="1" draw:end-shape="id10" draw:end-glue-point="3" svg:d="M14851 11029c1861 0 720-3652 2283-3652" svg:viewBox="0 0 2284 3653">
          <text:p/>
        </draw:connector>
        <draw:connector draw:style-name="gr7" draw:text-style-name="P5" draw:layer="layout" draw:type="curve" svg:x1="14.851cm" svg:y1="12.553cm" svg:x2="17.134cm" svg:y2="7.377cm" draw:start-shape="id15" draw:start-glue-point="1" draw:end-shape="id10" draw:end-glue-point="3" svg:d="M14851 12553c1861 0 720-5176 2283-5176" svg:viewBox="0 0 2284 5177">
          <text:p/>
        </draw:connector>
        <draw:connector draw:style-name="gr7" draw:text-style-name="P5" draw:layer="layout" draw:type="curve" svg:x1="21.451cm" svg:y1="7.377cm" svg:x2="22.84cm" svg:y2="3.862cm" draw:start-shape="id10" draw:start-glue-point="1" draw:end-shape="id16" draw:end-glue-point="3" svg:d="M21451 7377c1191 0 497-3515 1389-3515" svg:viewBox="0 0 1390 3516">
          <text:p/>
        </draw:connector>
        <draw:connector draw:style-name="gr7" draw:text-style-name="P5" draw:layer="layout" draw:type="curve" svg:x1="14.858cm" svg:y1="3.398cm" svg:x2="22.84cm" svg:y2="3.862cm" draw:start-shape="id7" draw:start-glue-point="1" draw:end-shape="id16" svg:d="M14858 3398c6136 0 2146 464 7982 464" svg:viewBox="0 0 7983 4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11:43:12.447558072</meta:creation-date>
    <meta:generator>LibreOffice/5.4.3.2$Linux_X86_64 LibreOffice_project/40m0$Build-2</meta:generator>
    <dc:date>2017-11-28T12:32:12.677343860</dc:date>
    <meta:editing-duration>PT26M6S</meta:editing-duration>
    <meta:editing-cycles>6</meta:editing-cycles>
    <meta:document-statistic meta:object-count="56"/>
  </office:meta>
</office:document-meta>
</file>